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paragraph-rsid="004e181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bb3bf" officeooo:paragraph-rsid="004b41e6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bb3bf" officeooo:paragraph-rsid="004e5fe9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41bbfe" officeooo:paragraph-rsid="004b4b17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41bbfe" officeooo:paragraph-rsid="004c50c2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41bbfe" officeooo:paragraph-rsid="004f2990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1d8291" officeooo:paragraph-rsid="004ed351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50ff54" officeooo:paragraph-rsid="0050ff54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rsid="00529b04" officeooo:paragraph-rsid="00529b04" style:font-size-asian="9pt" style:font-size-complex="9pt"/>
    </style:style>
    <style:style style:name="P12" style:family="paragraph" style:parent-style-name="Standard">
      <style:paragraph-properties fo:line-height="100%" fo:orphans="0" fo:widows="0"/>
    </style:style>
    <style:style style:name="P13" style:family="paragraph" style:parent-style-name="Standard">
      <style:paragraph-properties fo:line-height="110%" fo:text-align="center" style:justify-single-word="false" fo:orphans="0" fo:widows="0"/>
    </style:style>
    <style:style style:name="P14" style:family="paragraph" style:parent-style-name="Standard">
      <style:paragraph-properties fo:line-height="111%" fo:orphans="0" fo:widows="0"/>
    </style:style>
    <style:style style:name="P15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6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20" style:family="paragraph" style:parent-style-name="Standard">
      <style:paragraph-properties fo:orphans="0" fo:widows="0"/>
      <style:text-properties fo:color="#000000" fo:font-size="9pt" officeooo:rsid="001bb3bf" officeooo:paragraph-rsid="004b41e6" style:font-size-asian="9pt" style:font-size-complex="9pt"/>
    </style:style>
    <style:style style:name="P2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officeooo:paragraph-rsid="0048c6c5" style:font-size-asian="12pt" style:font-weight-asian="bold" style:font-size-complex="12pt"/>
    </style:style>
    <style:style style:name="P27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48c6c5" style:font-size-asian="12pt" style:font-weight-asian="bold" style:font-size-complex="12pt"/>
    </style:style>
    <style:style style:name="P2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L1">
      <style:paragraph-properties fo:orphans="0" fo:widows="0"/>
      <style:text-properties fo:font-size="12pt" officeooo:paragraph-rsid="00490e1e" style:font-size-asian="12pt" style:font-size-complex="12pt"/>
    </style:style>
    <style:style style:name="P30" style:family="paragraph" style:parent-style-name="Standard">
      <style:paragraph-properties fo:orphans="0" fo:widows="0"/>
      <style:text-properties fo:font-size="9pt" officeooo:rsid="0053f0bc" officeooo:paragraph-rsid="0053f0bc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1b744a" style:font-weight-complex="bold"/>
    </style:style>
    <style:style style:name="T8" style:family="text">
      <style:text-properties officeooo:rsid="003a78f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49ebbe"/>
    </style:style>
    <style:style style:name="T11" style:family="text">
      <style:text-properties officeooo:rsid="00529b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1"/>
          </table:table-cell>
          <table:covered-table-cell/>
        </table:table-row>
        <table:table-row table:style-name="Table1.1">
          <table:table-cell table:style-name="Table1.A3" office:value-type="string">
            <text:p text:style-name="P26">Test Case ID: <text:span text:style-name="T4">composed-</text:span><text:span text:style-name="T7">03</text:span></text:p>
          </table:table-cell>
          <table:table-cell table:style-name="Table1.B3" office:value-type="string">
            <text:p text:style-name="P23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7">Test Priority (Low/Medium/High): Medium</text:p>
          </table:table-cell>
          <table:table-cell table:style-name="Table1.B4" office:value-type="string">
            <text:p text:style-name="P22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7">Module Name: <text:span text:style-name="T6">Gestión de profesores</text:span></text:p>
          </table:table-cell>
          <table:table-cell table:style-name="Table1.B5" office:value-type="string">
            <text:p text:style-name="P22">Test Executed by: <text:span text:style-name="T11">Luis Pinochet</text:span></text:p>
          </table:table-cell>
        </table:table-row>
        <table:table-row table:style-name="Table1.1">
          <table:table-cell table:style-name="Table1.A6" office:value-type="string">
            <text:p text:style-name="P27">Test Title: <text:span text:style-name="T6">Evaluadores creando profesores</text:span><text:span text:style-name="T8">.</text:span></text:p>
          </table:table-cell>
          <table:table-cell table:style-name="Table1.B6" office:value-type="string">
            <text:p text:style-name="P22">Test Execution date: <text:span text:style-name="T11">25/06/2019</text:span>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7">Description: <text:span text:style-name="T6">Verificar que los evaluadores no puedan crear profesores</text:span><text:span text:style-name="T5">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2">Pre-conditions: </text:p>
            <text:list xml:id="list1279772021" text:style-name="L1">
              <text:list-item>
                <text:p text:style-name="P29"><text:span text:style-name="T9">Una cuenta de evaluador creada</text:span>.</text:p>
              </text:list-item>
            </text:list>
            <text:p text:style-name="P15"><text:bookmark text:name="_heading=h.gjdgxs"/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2">Dependencies: </text:p>
            <text:p text:style-name="P16">Login de <text:span text:style-name="T10">evaluador</text:span>.</text:p>
          </table:table-cell>
          <table:covered-table-cell/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">Step</text:p>
          </table:table-cell>
          <table:table-cell table:style-name="Table2.A1" office:value-type="string">
            <text:p text:style-name="P25">Test Steps</text:p>
          </table:table-cell>
          <table:table-cell table:style-name="Table2.A1" office:value-type="string">
            <text:p text:style-name="P25">Test Data</text:p>
          </table:table-cell>
          <table:table-cell table:style-name="Table2.A1" office:value-type="string">
            <text:p text:style-name="P25">Expected Result</text:p>
          </table:table-cell>
          <table:table-cell table:style-name="Table2.A1" office:value-type="string">
            <text:p text:style-name="P25">Actual Result</text:p>
          </table:table-cell>
          <table:table-cell table:style-name="Table2.A1" office:value-type="string">
            <text:p text:style-name="P25">Status (Pass/Fail)</text:p>
          </table:table-cell>
          <table:table-cell table:style-name="Table2.G1" office:value-type="string">
            <text:p text:style-name="P25">Notes</text:p>
          </table:table-cell>
        </table:table-row>
        <table:table-row table:style-name="Table2.1"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20">Logearse como evaluador con las credenciales correspondi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>El usuario debe llegar al landing page para evaluadores.</text:p>
          </table:table-cell>
          <table:table-cell table:style-name="Table2.A2" office:value-type="string">
            <text:p text:style-name="P11">El usuario llega a la landing page de evaluadores</text:p>
          </table:table-cell>
          <table:table-cell table:style-name="Table2.A2" office:value-type="string">
            <text:p text:style-name="P11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4">Ir a la pestaña de contacto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9">El usuario debería llegar a la pestaña de contacto donde aparece un formulario.</text:p>
          </table:table-cell>
          <table:table-cell table:style-name="Table2.A2" office:value-type="string">
            <text:p text:style-name="P11">El usuario llega a un formulario</text:p>
          </table:table-cell>
          <table:table-cell table:style-name="Table2.A2" office:value-type="string">
            <text:p text:style-name="P11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6">Rellenar el formulario con datos válidos para intentar crear un profesor.</text:p>
          </table:table-cell>
          <table:table-cell table:style-name="Table2.A2" office:value-type="string">
            <text:p text:style-name="P2">Utilizar un nombre y apellido cualquiera y un correo válido que no haya sido utilizado, por ejemplo, nombre= juan, apellido= perez, correo = a@a.a</text:p>
          </table:table-cell>
          <table:table-cell table:style-name="Table2.A2" office:value-type="string">
            <text:p text:style-name="P10">Los datos deben ser aceptados.</text:p>
          </table:table-cell>
          <table:table-cell table:style-name="Table2.A2" office:value-type="string">
            <text:p text:style-name="P11">El correo no es aceptado por el sistema</text:p>
          </table:table-cell>
          <table:table-cell table:style-name="Table2.A2" office:value-type="string">
            <text:p text:style-name="P11">fail</text:p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7">4</text:p>
          </table:table-cell>
          <table:table-cell table:style-name="Table2.A2" office:value-type="string">
            <text:p text:style-name="P7">Agregar el profesor.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8">No debería aparecer el profesor creado en la lista de profesores.</text:p>
          </table:table-cell>
          <table:table-cell table:style-name="Table2.A2" office:value-type="string">
            <text:p text:style-name="P30">Aparece profesor</text:p>
          </table:table-cell>
          <table:table-cell table:style-name="Table2.A2" office:value-type="string">
            <text:p text:style-name="P30">fail</text:p>
          </table:table-cell>
          <table:table-cell table:style-name="Table2.G5" office:value-type="string">
            <text:p text:style-name="P1"/>
          </table:table-cell>
        </table:table-row>
      </table:table>
      <text:p text:style-name="P14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24"><text:span text:style-name="Default_20_Paragraph_20_Font"><text:span text:style-name="T6">Post-conditions</text:span></text:span>: 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21:46:08.026425474</dc:date>
    <meta:editing-duration>PT4H24M19S</meta:editing-duration>
    <meta:editing-cycles>51</meta:editing-cycles>
    <meta:document-statistic meta:table-count="3" meta:image-count="0" meta:object-count="0" meta:page-count="2" meta:paragraph-count="44" meta:word-count="201" meta:character-count="1292" meta:non-whitespace-character-count="1130"/>
  </office:meta>
</office:document-meta>
</file>